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letter_letHead_dicBody">B b</text:p>
      <text:section text:style-name="Sect_letData" text:name="Sect_letData">
        <text:p text:style-name="entry_letData_dicBody"><text:span text:style-name="headword_entry_letData_dicBody">=B</text:span><text:span text:style-name="headword_.bzh"><text:variable-set text:name="Left_Guideword_L" text:display="none" text:formula="ooow: =B" office:value-type="string" office:string-value="=B"/></text:span><text:span text:style-name="headword_.bzh"><text:variable-set text:name="Right_Guideword_R" text:display="none" text:formula="ooow: =B" office:value-type="string" office:string-value="=B"/></text:span><text:span/><text:span text:style-name="pronunciation_pronunciations_entry_letData_dicBody">b</text:span><text:span text:style-name="partofspeech_.en_grammaticalinfo_sense_senses_entry_letData_dicBody">int</text:span><text:s text:c="1"/><text:span text:style-name="xlanguagetag_xitem_.en_definition_.en_sense_senses_entry_letData_dicBody">Eng </text:span><text:span text:style-name="xitem_.en_definition_.en_sense_senses_entry_letData_dicBody">question marker added to consonant final words</text:span><text:s text:c="1"/><text:span text:style-name="xlanguagetag_xitem_.tpi_definition_.en_sense_senses_entry_letData_dicBody">Pdg </text:span><text:span text:style-name="xitem_.tpi_definition_.en_sense_senses_entry_letData_dicBody">dispela i makim askim</text:span><text:s text:c="1"/><text:span text:style-name="xlanguagetag_example_xitem_examples_sense_senses_entry_letData_dicBody">Bua </text:span><text:span text:style-name="example_xitem_examples_sense_senses_entry_letData_dicBody">Ġëyam-a?</text:span><text:s text:c="1"/><text:span text:style-name="xlanguagetag_translation_.en_translations_xitem_examples_sense_senses_entry_letData_dicBody">Eng </text:span><text:span text:style-name="translation_.en_translations_xitem_examples_sense_senses_entry_letData_dicBody">Have you come?</text:span><text:s text:c="1"/><text:span text:style-name="xlanguagetag_example_xitem_examples_sense_senses_entry_letData_dicBody">Bua </text:span><text:span text:style-name="example_xitem_examples_sense_senses_entry_letData_dicBody">Maḳ ġelë Abraham-a?</text:span><text:s text:c="1"/><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82%"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margin-top="56.69291pt" fo:margin-right="56.69291pt" fo:margin-bottom="56.69291pt" fo:margin-left="56.69291pt" fo:page-width="459.2126pt" fo:page-height="649.1339pt"/>
    </style:page-layout>
    <style:page-layout style:name="pm13">
      <style:page-layout-properties fo:margin-top="56.69291pt" fo:margin-right="56.69291pt" fo:margin-bottom="56.69291pt" fo:margin-left="56.69291pt" fo:page-width="459.2126pt" fo:page-height="649.1339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6-20T08:53:02</meta:creation-date>
    <dc:creator>Trihus</dc:creator>
    <dc:date>2012-06-20T08:53:0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3.2295</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10\PreservePartFile2"
Const IsPreview = "False"
Const RunMacroFirstTime = "True"
Const IsCoverImageInserted = "false"

'Changed On May-21-2012 for TD-2989(Export to PDF produces BASIC error)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On Error GoTo MyError:
	TurnOffNonPrintingCharacters() 
	
	AlingOverlappingImages()
	
	HideODMVariable()

	UpdateTOC()
	
	If CanSave Then
		oDoc = ThisComponent 
		oDoc.store() 
	End If
	
	If Lcase(OutputFormat) &lt;&gt; "odt" And Len(Trim(OutputFormat)) &gt; 0 Then
		ExportToDOC_PDF
	End IF
	
	'SetImageToCoverPage()
	If IsCoverImageInserted = "true" And Right(Trim(ThisComponent.Title),4) = ".odm" Then
		SetImageToCoverPage()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msgbox("start")
   	oDoc.storeToURL(fileURL, Array(MakePropertyValue("FilterName",filterType)) 
	'msgbox("end")
	If Lcase(IsPreview) = "false" Then
		oSvc = createUnoService("com.sun.star.system.SystemShellExecute") 
		oSvc.execute(FilePathWithName, "", 0) 
	End If
		'msgbox("dispose")
	oDoc.dispose()
			'msgbox("disposeEnd")
Exit Sub
MyError:
'msgbox("hi")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